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9ccc2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9ccc2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4162016" text:id="ct1055531241620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4162224" text:id="ct105553124162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4162432" text:id="ct1055531241624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4162848" text:id="ct1055531241628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4163056" text:id="ct1055531241630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4162016"/><text:change-start text:change-id="ct105553124162224"/>Adopt<text:change-end text:change-id="ct105553124162224"/>ed<text:change-start text:change-id="ct105553124162432"/> as a <text:change-end text:change-id="ct105553124162432"/>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4162848"/><text:change-start text:change-id="ct105553124163056"/>Version History<text:change-end text:change-id="ct1055531241630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2:29.152161274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5M3S</meta:editing-duration>
    <meta:generator>LibreOffice/4.4.0.3$MacOSX_X86_64 LibreOffice_project/de093506bcdc5fafd9023ee680b8c60e3e0645d7</meta:generator>
    <dc:date>2015-02-18T19:22:29.005019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5" meta:non-whitespace-character-count="386"/>
  </office:meta>
</office:document-meta>
</file>